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6a9955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Pie de página */</text:p>
      <text:p text:style-name="P2"><text:span text:style-name="T1">.pie-pagina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justify-content</text:span><text:span text:style-name="T3">: </text:span><text:span text:style-name="T4">space-between</text:span><text:span text:style-name="T3">;</text:span></text:p>
      <text:p text:style-name="P3">  <text:span text:style-name="T2">align-items</text:span><text:span text:style-name="T3">: </text:span><text:span text:style-name="T4">center</text:span><text:span text:style-name="T3">;</text:span></text:p>
      <text:p text:style-name="P3">  <text:span text:style-name="T2">width</text:span><text:span text:style-name="T3">: </text:span><text:span text:style-name="T5">100vw</text:span><text:span text:style-name="T3">;               </text:span><text:span text:style-name="T6">/* Ocupa todo el ancho de la página */</text:span></text:p>
      <text:p text:style-name="P3">  <text:span text:style-name="T2">padding</text:span><text:span text:style-name="T3">: </text:span><text:span text:style-name="T5">12px</text:span><text:span text:style-name="T3"> </text:span><text:span text:style-name="T5">20px</text:span><text:span text:style-name="T3">;</text:span></text:p>
      <text:p text:style-name="P3">  <text:span text:style-name="T2">background-color</text:span><text:span text:style-name="T3">: </text:span><text:span text:style-name="T4">#2c2c2c</text:span><text:span text:style-name="T3">;  </text:span><text:span text:style-name="T6">/* Igual que encabezado */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font-size</text:span><text:span text:style-name="T3">: </text:span><text:span text:style-name="T5">0.9rem</text:span><text:span text:style-name="T3">;</text:span></text:p>
      <text:p text:style-name="P3">  <text:span text:style-name="T2">border-top</text:span><text:span text:style-name="T3">: </text:span><text:span text:style-name="T5">2px</text:span><text:span text:style-name="T3"> </text:span><text:span text:style-name="T4">solid</text:span><text:span text:style-name="T3"> </text:span><text:span text:style-name="T7">rgba</text:span><text:span text:style-name="T3">(</text:span><text:span text:style-name="T5">255</text:span><text:span text:style-name="T3">, </text:span><text:span text:style-name="T5">255</text:span><text:span text:style-name="T3">, </text:span><text:span text:style-name="T5">255</text:span><text:span text:style-name="T3">, </text:span><text:span text:style-name="T5">0.2</text:span><text:span text:style-name="T3">);</text:span></text:p>
      <text:p text:style-name="P3">  <text:span text:style-name="T2">box-sizing</text:span><text:span text:style-name="T3">: </text:span><text:span text:style-name="T4">border-box</text:span><text:span text:style-name="T3">;</text:span></text:p>
      <text:p text:style-name="P2">}</text:p>
      <text:p text:style-name="P4"/>
      <text:p text:style-name="P1">/* Logo en el pie de página */</text:p>
      <text:p text:style-name="P2"><text:span text:style-name="T1">.pie-logo</text:span> <text:span text:style-name="T1">.logo-img</text:span> {</text:p>
      <text:p text:style-name="P3">  <text:span text:style-name="T2">height</text:span><text:span text:style-name="T3">: </text:span><text:span text:style-name="T5">30px</text:span><text:span text:style-name="T3">;   </text:span><text:span text:style-name="T6">/* Ajusta según tu logo */</text:span></text:p>
      <text:p text:style-name="P3">  <text:span text:style-name="T2">width</text:span><text:span text:style-name="T3">: </text:span><text:span text:style-name="T4">auto</text:span><text:span text:style-name="T3">;</text:span></text:p>
      <text:p text:style-name="P2">}</text:p>
      <text:p text:style-name="P4"/>
      <text:p text:style-name="P1">/* Datos a la derecha */</text:p>
      <text:p text:style-name="P2"><text:span text:style-name="T1">.pie-datos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flex-direction</text:span><text:span text:style-name="T3">: </text:span><text:span text:style-name="T4">column</text:span><text:span text:style-name="T3">;</text:span></text:p>
      <text:p text:style-name="P3">  <text:span text:style-name="T2">text-align</text:span><text:span text:style-name="T3">: </text:span><text:span text:style-name="T4">right</text:span><text:span text:style-name="T3">;</text:span></text:p>
      <text:p text:style-name="P3">  <text:span text:style-name="T2">gap</text:span><text:span text:style-name="T3">: </text:span><text:span text:style-name="T5">2px</text:span><text:span text:style-name="T3">;</text:span></text:p>
      <text:p text:style-name="P3">  <text:span text:style-name="T2">margin-right</text:span><text:span text:style-name="T3">: </text:span><text:span text:style-name="T5">20px</text:span><text:span text:style-name="T3">;  </text:span><text:span text:style-name="T6">/* Para que no quede pegado al borde */</text:span></text:p>
      <text:p text:style-name="P2">}</text:p>
      <text:p text:style-name="P4"/>
      <text:p text:style-name="P2"><text:span text:style-name="T1">.pie-datos</text:span> <text:span text:style-name="T1">span</text:span> {</text:p>
      <text:p text:style-name="P3">  <text:span text:style-name="T2">color</text:span><text:span text:style-name="T3">: </text:span><text:span text:style-name="T4">#ffffff</text:span><text:span text:style-name="T3">;</text:span></text:p>
      <text:p text:style-name="P2">}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5:27:27.657333200</meta:creation-date>
    <dc:date>2025-09-05T15:28:40.388650900</dc:date>
    <meta:editing-duration>PT1M12S</meta:editing-duration>
    <meta:editing-cycles>1</meta:editing-cycles>
    <meta:document-statistic meta:table-count="0" meta:image-count="0" meta:object-count="0" meta:page-count="1" meta:paragraph-count="29" meta:word-count="104" meta:character-count="674" meta:non-whitespace-character-count="545"/>
    <meta:generator>LibreOffice/25.2.5.2$Windows_X86_64 LibreOffice_project/03d19516eb2e1dd5d4ccd751a0d6f35f35e08022</meta:generator>
  </office:meta>
</office:document-meta>
</file>